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Dashed_20__28_var_29_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1.905cm" svg:height="0.635cm" svg:x="1.635cm" svg:y="2.27cm">
          <text:p text:style-name="P1">Start</text:p>
          <draw:enhanced-geometry svg:viewBox="0 0 21600 21600" draw:type="rectangle" draw:enhanced-path="M 0 0 L 21600 0 21600 21600 0 21600 0 0 Z N"/>
        </draw:custom-shape>
        <draw:frame draw:style-name="gr2" draw:text-style-name="P3" draw:id="id7" draw:layer="layout" svg:width="1.905cm" svg:height="0.679cm" svg:x="11.795cm" svg:y="2.27cm">
          <draw:text-box>
            <text:p text:style-name="P2"><text:span text:style-name="T1">Have(CC)</text:span></text:p>
          </draw:text-box>
        </draw:frame>
        <draw:custom-shape draw:style-name="gr1" draw:text-style-name="P4" draw:layer="layout" svg:width="1.905cm" svg:height="0.635cm" svg:x="23.86cm" svg:y="6.08cm">
          <text:p text:style-name="P1">Finish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05cm" svg:height="0.679cm" svg:x="5.445cm" svg:y="1cm">
          <draw:text-box>
            <text:p text:style-name="P2"><text:span text:style-name="T1">At(Home)</text:span></text:p>
          </draw:text-box>
        </draw:frame>
        <draw:frame draw:style-name="gr2" draw:text-style-name="P3" draw:layer="layout" svg:width="2.54cm" svg:height="0.679cm" svg:x="5.445cm" svg:y="2.861cm">
          <draw:text-box>
            <text:p text:style-name="P2"><text:span text:style-name="T1">Portable(CC)</text:span></text:p>
          </draw:text-box>
        </draw:frame>
        <draw:frame draw:style-name="gr3" draw:text-style-name="P3" draw:layer="layout" svg:width="1.905cm" svg:height="1.27cm" svg:x="5.445cm" svg:y="1.635cm">
          <draw:text-box>
            <text:p text:style-name="P2"><text:span text:style-name="T1">ObjectAt(</text:span></text:p>
            <text:p text:style-name="P2"><text:span text:style-name="T1">CC,Home)</text:span></text:p>
          </draw:text-box>
        </draw:frame>
        <draw:custom-shape draw:style-name="gr1" draw:text-style-name="P5" draw:id="id6" draw:layer="layout" svg:width="1.905cm" svg:height="0.635cm" svg:x="7.35cm" svg:y="2.27cm">
          <text:p text:style-name="P1"><text:span text:style-name="T2">Pickup(cc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54cm" svg:y1="2.27cm" svg:x2="5.445cm" svg:y2="2.27cm">
          <text:p text:style-name="P2"/>
        </draw:line>
        <draw:frame draw:style-name="gr2" draw:text-style-name="P3" draw:id="id3" draw:layer="layout" svg:width="1.905cm" svg:height="0.679cm" svg:x="4.81cm" svg:y="4.766cm">
          <draw:text-box>
            <text:p text:style-name="P2"><text:span text:style-name="T1">At(Home)</text:span></text:p>
          </draw:text-box>
        </draw:frame>
        <draw:custom-shape draw:style-name="gr1" draw:text-style-name="P6" draw:id="id4" draw:layer="layout" svg:width="2.54cm" svg:height="0.635cm" svg:x="6.715cm" svg:y="4.81cm">
          <text:p text:style-name="P1"><text:span text:style-name="T2">Go(Home,HW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id="id5" draw:layer="layout" svg:width="1.905cm" svg:height="0.679cm" svg:x="11.795cm" svg:y="4.131cm">
          <draw:text-box>
            <text:p text:style-name="P2"><text:span text:style-name="T1">At(HWS)</text:span></text:p>
          </draw:text-box>
        </draw:frame>
        <draw:frame draw:style-name="gr3" draw:text-style-name="P3" draw:id="id2" draw:layer="layout" svg:width="1.905cm" svg:height="1.27cm" svg:x="11.795cm" svg:y="2.905cm">
          <draw:text-box>
            <text:p text:style-name="P2"><text:span text:style-name="T1">Sells(HWS,Drill)</text:span></text:p>
          </draw:text-box>
        </draw:frame>
        <draw:connector draw:style-name="gr4" draw:text-style-name="P4" draw:layer="measurelines" svg:x1="2.587cm" svg:y1="2.905cm" svg:x2="11.795cm" svg:y2="3.54cm" draw:start-shape="id1" draw:start-glue-point="2" draw:end-shape="id2" draw:end-glue-point="3">
          <text:p text:style-name="P2"/>
        </draw:connector>
        <draw:custom-shape draw:style-name="gr1" draw:text-style-name="P5" draw:id="id8" draw:layer="measurelines" svg:width="2.54cm" svg:height="0.635cm" svg:x="13.7cm" svg:y="2.905cm">
          <text:p text:style-name="P1"><text:span text:style-name="T2">Buy(Drill,HWS)</text:span></text:p>
          <draw:enhanced-geometry svg:viewBox="0 0 21600 21600" draw:type="rectangle" draw:enhanced-path="M 0 0 L 21600 0 21600 21600 0 21600 0 0 Z N"/>
        </draw:custom-shape>
        <draw:frame draw:style-name="gr2" draw:text-style-name="P3" draw:id="id9" draw:layer="measurelines" svg:width="1.905cm" svg:height="0.679cm" svg:x="21.32cm" svg:y="4.766cm">
          <draw:text-box>
            <text:p text:style-name="P2"><text:span text:style-name="T1">Have(Drill)</text:span></text:p>
          </draw:text-box>
        </draw:frame>
        <draw:frame draw:style-name="gr2" draw:text-style-name="P3" draw:id="id19" draw:layer="measurelines" svg:width="1.905cm" svg:height="0.679cm" svg:x="21.32cm" svg:y="5.445cm">
          <draw:text-box>
            <text:p text:style-name="P2"><text:span text:style-name="T1">Have(Milk)</text:span></text:p>
          </draw:text-box>
        </draw:frame>
        <draw:frame draw:style-name="gr2" draw:text-style-name="P3" draw:id="id21" draw:layer="measurelines" svg:width="1.905cm" svg:height="1.107cm" svg:x="21.32cm" svg:y="6.08cm">
          <draw:text-box>
            <text:p text:style-name="P2"><text:span text:style-name="T1">Have(Bananas)</text:span></text:p>
          </draw:text-box>
        </draw:frame>
        <draw:frame draw:style-name="gr2" draw:text-style-name="P3" draw:id="id24" draw:layer="measurelines" svg:width="1.905cm" svg:height="0.679cm" svg:x="21.32cm" svg:y="7.306cm">
          <draw:text-box>
            <text:p text:style-name="P2"><text:span text:style-name="T1">At(Home)</text:span></text:p>
          </draw:text-box>
        </draw:frame>
        <draw:connector draw:style-name="gr4" draw:text-style-name="P4" draw:layer="measurelines" svg:x1="3.54cm" svg:y1="2.587cm" svg:x2="4.81cm" svg:y2="5.105cm" draw:start-shape="id1" draw:end-shape="id3">
          <text:p text:style-name="P2"/>
        </draw:connector>
        <draw:connector draw:style-name="gr4" draw:text-style-name="P4" draw:layer="measurelines" svg:x1="9.255cm" svg:y1="5.127cm" svg:x2="11.795cm" svg:y2="4.47cm" draw:start-shape="id4" draw:start-glue-point="1" draw:end-shape="id5" draw:end-glue-point="3">
          <text:p text:style-name="P2"/>
        </draw:connector>
        <draw:connector draw:style-name="gr4" draw:text-style-name="P4" draw:layer="measurelines" svg:x1="9.255cm" svg:y1="2.587cm" svg:x2="11.795cm" svg:y2="2.609cm" draw:start-shape="id6" draw:start-glue-point="1" draw:end-shape="id7">
          <text:p text:style-name="P2"/>
        </draw:connector>
        <draw:connector draw:style-name="gr4" draw:text-style-name="P4" draw:layer="measurelines" svg:x1="16.24cm" svg:y1="3.222cm" svg:x2="21.32cm" svg:y2="5.105cm" draw:start-shape="id8" draw:start-glue-point="1" draw:end-shape="id9" draw:end-glue-point="3">
          <text:p text:style-name="P2"/>
        </draw:connector>
        <draw:custom-shape draw:style-name="gr1" draw:text-style-name="P6" draw:id="id11" draw:layer="measurelines" svg:width="2.54cm" svg:height="0.635cm" svg:x="9.255cm" svg:y="7.35cm">
          <text:p text:style-name="P1"><text:span text:style-name="T2">Go(HWS,S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id="id12" draw:layer="measurelines" svg:width="1.905cm" svg:height="0.679cm" svg:x="9.89cm" svg:y="9.846cm">
          <draw:text-box>
            <text:p text:style-name="P2"><text:span text:style-name="T1">At(SM)</text:span></text:p>
          </draw:text-box>
        </draw:frame>
        <draw:frame draw:style-name="gr2" draw:text-style-name="P3" draw:id="id10" draw:layer="measurelines" svg:width="1.905cm" svg:height="0.679cm" svg:x="9.255cm" svg:y="6.715cm">
          <draw:text-box>
            <text:p text:style-name="P2"><text:span text:style-name="T1">At(HWS)</text:span></text:p>
          </draw:text-box>
        </draw:frame>
        <draw:connector draw:style-name="gr4" draw:text-style-name="P4" draw:layer="measurelines" svg:x1="7.985cm" svg:y1="5.445cm" svg:x2="10.207cm" svg:y2="6.715cm" draw:start-shape="id4" draw:end-shape="id10">
          <text:p text:style-name="P2"/>
        </draw:connector>
        <draw:connector draw:style-name="gr5" draw:text-style-name="P4" draw:layer="measurelines" draw:line-skew="0.952cm" svg:x1="13.7cm" svg:y1="3.222cm" svg:x2="11.795cm" svg:y2="7.667cm" draw:start-shape="id8" draw:end-shape="id11" draw:end-glue-point="1">
          <text:p text:style-name="P2"/>
        </draw:connector>
        <draw:connector draw:style-name="gr5" draw:text-style-name="P4" draw:layer="measurelines" draw:line-skew="-0.952cm" svg:x1="8.302cm" svg:y1="2.905cm" svg:x2="7.985cm" svg:y2="4.81cm" draw:start-shape="id6" draw:start-glue-point="2" draw:end-shape="id4">
          <text:p text:style-name="P2"/>
        </draw:connector>
        <draw:connector draw:style-name="gr6" draw:text-style-name="P4" draw:layer="measurelines" svg:x1="10.525cm" svg:y1="7.985cm" svg:x2="10.842cm" svg:y2="9.846cm" draw:start-shape="id11" draw:end-shape="id12">
          <text:p text:style-name="P2"/>
        </draw:connector>
        <draw:frame draw:style-name="gr2" draw:text-style-name="P3" draw:id="id15" draw:layer="measurelines" svg:width="1.905cm" svg:height="0.679cm" svg:x="9.89cm" svg:y="10.481cm">
          <draw:text-box>
            <text:p text:style-name="P2"><text:span text:style-name="T1">Have(CC)</text:span></text:p>
          </draw:text-box>
        </draw:frame>
        <draw:frame draw:style-name="gr3" draw:text-style-name="P3" draw:id="id13" draw:layer="measurelines" svg:width="1.905cm" svg:height="1.27cm" svg:x="9.89cm" svg:y="11.16cm">
          <draw:text-box>
            <text:p text:style-name="P2"><text:span text:style-name="T1">Sells(SM,Milk)</text:span></text:p>
          </draw:text-box>
        </draw:frame>
        <draw:frame draw:style-name="gr2" draw:text-style-name="P3" draw:id="id17" draw:layer="measurelines" svg:width="1.905cm" svg:height="0.679cm" svg:x="7.985cm" svg:y="13.656cm">
          <draw:text-box>
            <text:p text:style-name="P2"><text:span text:style-name="T1">At(SM)</text:span></text:p>
          </draw:text-box>
        </draw:frame>
        <draw:frame draw:style-name="gr2" draw:text-style-name="P3" draw:id="id16" draw:layer="measurelines" svg:width="1.905cm" svg:height="0.679cm" svg:x="6.08cm" svg:y="13.656cm">
          <draw:text-box>
            <text:p text:style-name="P2"><text:span text:style-name="T1">Have(CC)</text:span></text:p>
          </draw:text-box>
        </draw:frame>
        <draw:frame draw:style-name="gr3" draw:text-style-name="P3" draw:id="id14" draw:layer="measurelines" svg:width="1.905cm" svg:height="1.27cm" svg:x="4.175cm" svg:y="13.065cm">
          <draw:text-box>
            <text:p text:style-name="P2"><text:span text:style-name="T1">Sells(SM,Milk)</text:span></text:p>
          </draw:text-box>
        </draw:frame>
        <draw:custom-shape draw:style-name="gr1" draw:text-style-name="P5" draw:id="id18" draw:layer="measurelines" svg:width="2.54cm" svg:height="0.635cm" svg:x="11.795cm" svg:y="10.525cm">
          <text:p text:style-name="P1"><text:span text:style-name="T2">Buy(Milk,SM)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20" draw:layer="measurelines" svg:width="3.175cm" svg:height="0.635cm" svg:x="4.81cm" svg:y="14.335cm">
          <text:p text:style-name="P1"><text:span text:style-name="T2">Buy(Bananas,SM)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measurelines" svg:x1="3.54cm" svg:y1="2.587cm" svg:x2="9.89cm" svg:y2="11.795cm" draw:start-shape="id1" draw:end-shape="id13">
          <text:p text:style-name="P2"/>
        </draw:connector>
        <draw:connector draw:style-name="gr7" draw:text-style-name="P4" draw:layer="measurelines" svg:x1="2.587cm" svg:y1="2.905cm" svg:x2="5.127cm" svg:y2="13.065cm" draw:start-shape="id1" draw:end-shape="id14">
          <text:p text:style-name="P2"/>
        </draw:connector>
        <draw:connector draw:style-name="gr7" draw:text-style-name="P4" draw:layer="measurelines" draw:line-skew="3.832cm" svg:x1="8.302cm" svg:y1="2.905cm" svg:x2="10.842cm" svg:y2="10.481cm" draw:start-shape="id6" draw:end-shape="id15">
          <text:p text:style-name="P2"/>
        </draw:connector>
        <draw:connector draw:style-name="gr7" draw:text-style-name="P4" draw:layer="measurelines" svg:x1="8.302cm" svg:y1="2.905cm" svg:x2="7.032cm" svg:y2="13.656cm" draw:start-shape="id6" draw:start-glue-point="2" draw:end-shape="id16" draw:end-glue-point="0">
          <text:p text:style-name="P2"/>
        </draw:connector>
        <draw:connector draw:style-name="gr7" draw:text-style-name="P4" draw:layer="measurelines" draw:line-skew="-2.835cm" svg:x1="10.525cm" svg:y1="7.985cm" svg:x2="8.937cm" svg:y2="13.656cm" draw:start-shape="id11" draw:end-shape="id17">
          <text:p text:style-name="P2"/>
        </draw:connector>
        <draw:connector draw:style-name="gr7" draw:text-style-name="P4" draw:layer="measurelines" svg:x1="14.335cm" svg:y1="10.842cm" svg:x2="21.32cm" svg:y2="5.784cm" draw:start-shape="id18" draw:end-shape="id19" draw:end-glue-point="3">
          <text:p text:style-name="P2"/>
        </draw:connector>
        <draw:connector draw:style-name="gr7" draw:text-style-name="P4" draw:layer="measurelines" svg:x1="7.985cm" svg:y1="14.652cm" svg:x2="21.32cm" svg:y2="6.633cm" draw:start-shape="id20" draw:start-glue-point="1" draw:end-shape="id21">
          <text:p text:style-name="P2"/>
        </draw:connector>
        <draw:custom-shape draw:style-name="gr1" draw:text-style-name="P6" draw:id="id23" draw:layer="measurelines" svg:width="2.54cm" svg:height="0.635cm" svg:x="16.24cm" svg:y="8.62cm">
          <text:p text:style-name="P1"><text:span text:style-name="T2">Go(SM,Ho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id="id22" draw:layer="measurelines" svg:width="1.905cm" svg:height="0.679cm" svg:x="14.97cm" svg:y="8.62cm">
          <draw:text-box>
            <text:p text:style-name="P2"><text:span text:style-name="T1">At(SM)</text:span></text:p>
          </draw:text-box>
        </draw:frame>
        <draw:connector draw:style-name="gr7" draw:text-style-name="P4" draw:layer="measurelines" draw:line-skew="-1.588cm" svg:x1="11.795cm" svg:y1="7.667cm" svg:x2="14.97cm" svg:y2="8.959cm" draw:start-shape="id11" draw:end-shape="id22" draw:end-glue-point="3">
          <text:p text:style-name="P2"/>
        </draw:connector>
        <draw:connector draw:style-name="gr7" draw:text-style-name="P4" draw:layer="measurelines" svg:x1="18.78cm" svg:y1="8.937cm" svg:x2="21.32cm" svg:y2="7.645cm" draw:start-shape="id23" draw:end-shape="id24">
          <text:p text:style-name="P2"/>
        </draw:connector>
        <draw:connector draw:style-name="gr5" draw:text-style-name="P4" draw:layer="measurelines" svg:x1="13.065cm" svg:y1="10.525cm" svg:x2="17.51cm" svg:y2="9.255cm" draw:start-shape="id18" draw:end-shape="id23" draw:end-glue-point="2">
          <text:p text:style-name="P2"/>
        </draw:connector>
        <draw:connector draw:style-name="gr5" draw:text-style-name="P4" draw:layer="measurelines" draw:line-skew="3.176cm" svg:x1="6.397cm" svg:y1="14.335cm" svg:x2="17.51cm" svg:y2="9.255cm" draw:start-shape="id20" draw:end-shape="id23" draw:end-glue-point="2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initial-creator>Vishvas Vasuki</meta:initial-creator>
    <meta:creation-date>2007-12-08T10:44:17</meta:creation-date>
    <dc:creator>Vishvas Vasuki</dc:creator>
    <dc:date>2007-12-08T12:04:54</dc:date>
    <meta:editing-cycles>74</meta:editing-cycles>
    <meta:editing-duration>PT1H3M1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